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UAVE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256383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IMONI ROSAS DE BALLON, MARIA DEL ROSA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5173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20602563830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8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9/11/2021</text:p>
          </table:table-cell>
          <table:table-cell table:style-name="Tabla2.A2" office:value-type="string">
            <text:p text:style-name="P7">7640817</text:p>
          </table:table-cell>
          <table:table-cell table:style-name="Tabla2.A2" office:value-type="string">
            <text:p text:style-name="P7">28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GALLINA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9T22:00:1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